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44.47mm"/>
    </style:style>
    <style:style style:name="co7" style:family="table-column">
      <style:table-column-properties fo:break-before="auto" style:column-width="25.05mm"/>
    </style:style>
    <style:style style:name="co8" style:family="table-column">
      <style:table-column-properties fo:break-before="auto" style:column-width="24.09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22.49mm"/>
    </style:style>
    <style:style style:name="co11" style:family="table-column">
      <style:table-column-properties fo:break-before="auto" style:column-width="65.42mm"/>
    </style:style>
    <style:style style:name="co12" style:family="table-column">
      <style:table-column-properties fo:break-before="auto" style:column-width="28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02.23mm" svg:height="112.18mm" svg:x="745.4mm" svg:y="101.2mm">
            <loext:p/>
            <draw:object draw:notify-on-update-of-ranges="Tabelle1.B1:Tabelle1.L1 Tabelle1.A2:Tabelle1.A2 Tabelle1.B2:Tabelle1.L2 Tabelle1.A7:Tabelle1.A7 Tabelle1.A3:Tabelle1.A3 Tabelle1.B3:Tabelle1.L3 Tabelle1.A8:Tabelle1.A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82.17mm" svg:height="112.7mm" svg:x="452.47mm" svg:y="100.98mm">
            <loext:p/>
            <draw:object draw:notify-on-update-of-ranges="Tabelle1.B1:Tabelle1.M1 Tabelle1.A2:Tabelle1.A2 Tabelle1.B2:Tabelle1.M2 Tabelle1.A3:Tabelle1.A3 Tabelle1.B3:Tabelle1.M3 Tabelle1.A4:Tabelle1.A4 Tabelle1.B4:Tabelle1.M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52.75mm" svg:height="114.11mm" svg:x="193.09mm" svg:y="100.42mm">
            <loext:p/>
            <draw:object draw:notify-on-update-of-ranges="Tabelle1.B7:Tabelle1.M7 Tabelle1.A8:Tabelle1.A8 Tabelle1.B8:Tabelle1.M8 Tabelle1.A9:Tabelle1.A9 Tabelle1.B9:Tabelle1.M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row table:style-name="ro1">
          <table:table-cell table:style-name="ce1"/>
          <table:table-cell table:style-name="ce4" office:value-type="string" calcext:value-type="string">
            <text:p>Database (A)</text:p>
          </table:table-cell>
          <table:table-cell table:style-name="ce4" office:value-type="string" calcext:value-type="string">
            <text:p>Cumulative (A)</text:p>
          </table:table-cell>
          <table:table-cell table:style-name="ce4" office:value-type="string" calcext:value-type="string">
            <text:p>Database (B)</text:p>
          </table:table-cell>
          <table:table-cell table:style-name="ce4" office:value-type="string" calcext:value-type="string">
            <text:p>Cumulative (B)</text:p>
          </table:table-cell>
          <table:table-cell table:style-name="ce4" office:value-type="string" calcext:value-type="string">
            <text:p>Wildcard (C)</text:p>
          </table:table-cell>
          <table:table-cell table:style-name="ce4" office:value-type="string" calcext:value-type="string">
            <text:p>Cumulative (C)</text:p>
          </table:table-cell>
          <table:table-cell table:style-name="ce4" office:value-type="string" calcext:value-type="string">
            <text:p>Table (D)</text:p>
          </table:table-cell>
          <table:table-cell table:style-name="ce4" office:value-type="string" calcext:value-type="string">
            <text:p>Cumulative (D)</text:p>
          </table:table-cell>
          <table:table-cell table:style-name="ce4" office:value-type="string" calcext:value-type="string">
            <text:p>Column (E)</text:p>
          </table:table-cell>
          <table:table-cell table:style-name="ce4" office:value-type="string" calcext:value-type="string">
            <text:p>Cumulative (E)</text:p>
          </table:table-cell>
          <table:table-cell table:style-name="ce4" office:value-type="string" calcext:value-type="string">
            <text:p>Column (F)</text:p>
          </table:table-cell>
          <table:table-cell table:style-name="ce8" office:value-type="string" calcext:value-type="string">
            <text:p>Cumulative (F)</text:p>
          </table:table-cell>
        </table:table-row>
        <table:table-row table:style-name="ro1">
          <table:table-cell table:style-name="ce2" office:value-type="string" calcext:value-type="string">
            <text:p>Access Evaluation</text:p>
          </table:table-cell>
          <table:table-cell table:style-name="ce5" table:formula="of:=1030.92896938324/1000" office:value-type="float" office:value="1.03092896938324" calcext:value-type="float">
            <text:p>1,03</text:p>
          </table:table-cell>
          <table:table-cell table:style-name="ce5"/>
          <table:table-cell table:style-name="ce5" table:formula="of:=1056.33413791657/1000" office:value-type="float" office:value="1.05633413791657" calcext:value-type="float">
            <text:p>1,06</text:p>
          </table:table-cell>
          <table:table-cell table:style-name="ce5"/>
          <table:table-cell table:style-name="ce5" table:formula="of:=2648.54049682617/1000" office:value-type="float" office:value="2.64854049682617" calcext:value-type="float">
            <text:p>2,65</text:p>
          </table:table-cell>
          <table:table-cell table:style-name="ce5"/>
          <table:table-cell table:style-name="ce5" table:formula="of:=2805.99701404572/1000" office:value-type="float" office:value="2.80599701404572" calcext:value-type="float">
            <text:p>2,81</text:p>
          </table:table-cell>
          <table:table-cell table:style-name="ce5"/>
          <table:table-cell table:style-name="ce5" table:formula="of:=4249.63629245758/1000" office:value-type="float" office:value="4.24963629245758" calcext:value-type="float">
            <text:p>4,25</text:p>
          </table:table-cell>
          <table:table-cell table:style-name="ce5"/>
          <table:table-cell table:style-name="ce5" table:formula="of:=4398.32234382629/1000" office:value-type="float" office:value="4.39832234382629" calcext:value-type="float">
            <text:p>4,40</text:p>
          </table:table-cell>
          <table:table-cell table:style-name="ce6"/>
        </table:table-row>
        <table:table-row table:style-name="ro2">
          <table:table-cell table:style-name="ce2" office:value-type="string" calcext:value-type="string">
            <text:p>Database Connection </text:p>
            <text:p>Management</text:p>
          </table:table-cell>
          <table:table-cell table:style-name="ce5" table:formula="of:=543.514966965/1000" office:value-type="float" office:value="0.543514966965" calcext:value-type="float">
            <text:p>0,54</text:p>
          </table:table-cell>
          <table:table-cell table:style-name="ce5"/>
          <table:table-cell table:style-name="ce5" table:formula="of:=543.038010597/1000" office:value-type="float" office:value="0.543038010597" calcext:value-type="float">
            <text:p>0,54</text:p>
          </table:table-cell>
          <table:table-cell table:style-name="ce5"/>
          <table:table-cell table:style-name="ce5" table:formula="of:=572.313070297/1000" office:value-type="float" office:value="0.572313070297" calcext:value-type="float">
            <text:p>0,57</text:p>
          </table:table-cell>
          <table:table-cell table:style-name="ce5"/>
          <table:table-cell table:style-name="ce5" table:formula="of:=542.86801815/1000" office:value-type="float" office:value="0.54286801815" calcext:value-type="float">
            <text:p>0,54</text:p>
          </table:table-cell>
          <table:table-cell table:style-name="ce5"/>
          <table:table-cell table:style-name="ce5" table:formula="of:=565.621495247/1000" office:value-type="float" office:value="0.565621495247" calcext:value-type="float">
            <text:p>0,57</text:p>
          </table:table-cell>
          <table:table-cell table:style-name="ce5"/>
          <table:table-cell table:style-name="ce5" table:formula="of:=566.094398499/1000" office:value-type="float" office:value="0.566094398499" calcext:value-type="float">
            <text:p>0,5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Cumulative Value</text:p>
          </table:table-cell>
          <table:table-cell table:style-name="ce6"/>
          <table:table-cell table:style-name="ce5" table:formula="of:=1574.44393634796/1000" office:value-type="float" office:value="1.57444393634796" calcext:value-type="float">
            <text:p>1,57</text:p>
          </table:table-cell>
          <table:table-cell table:style-name="ce6"/>
          <table:table-cell table:style-name="ce5" table:formula="of:=1599.37214851379/1000" office:value-type="float" office:value="1.59937214851379" calcext:value-type="float">
            <text:p>1,60</text:p>
          </table:table-cell>
          <table:table-cell table:style-name="ce5"/>
          <table:table-cell table:style-name="ce5" table:formula="of:=3220.85356712341/1000" office:value-type="float" office:value="3.22085356712341" calcext:value-type="float">
            <text:p>3,22</text:p>
          </table:table-cell>
          <table:table-cell table:style-name="ce5"/>
          <table:table-cell table:style-name="ce5" table:formula="of:=3348.86503219604/1000" office:value-type="float" office:value="3.34886503219604" calcext:value-type="float">
            <text:p>3,35</text:p>
          </table:table-cell>
          <table:table-cell table:style-name="ce5"/>
          <table:table-cell table:style-name="ce5" table:formula="of:=4815.25778770447/1000" office:value-type="float" office:value="4.81525778770447" calcext:value-type="float">
            <text:p>4,82</text:p>
          </table:table-cell>
          <table:table-cell table:style-name="ce5"/>
          <table:table-cell table:style-name="ce5" table:formula="of:=4964.41674232483/1000" office:value-type="float" office:value="4.96441674232483" calcext:value-type="float">
            <text:p>4,9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/>
          <table:table-cell table:style-name="ce4" office:value-type="string" calcext:value-type="string">
            <text:p>Database (A)</text:p>
          </table:table-cell>
          <table:table-cell table:style-name="ce4" office:value-type="string" calcext:value-type="string">
            <text:p>Cumulative (A)</text:p>
          </table:table-cell>
          <table:table-cell table:style-name="ce4" office:value-type="string" calcext:value-type="string">
            <text:p>Database (B)</text:p>
          </table:table-cell>
          <table:table-cell table:style-name="ce4" office:value-type="string" calcext:value-type="string">
            <text:p>Cumulative (B)</text:p>
          </table:table-cell>
          <table:table-cell table:style-name="ce4" office:value-type="string" calcext:value-type="string">
            <text:p>Wildcard (C)</text:p>
          </table:table-cell>
          <table:table-cell table:style-name="ce4" office:value-type="string" calcext:value-type="string">
            <text:p>Cumulative (C)</text:p>
          </table:table-cell>
          <table:table-cell table:style-name="ce4" office:value-type="string" calcext:value-type="string">
            <text:p>Table (D)</text:p>
          </table:table-cell>
          <table:table-cell table:style-name="ce4" office:value-type="string" calcext:value-type="string">
            <text:p>Cumulative (D)</text:p>
          </table:table-cell>
          <table:table-cell table:style-name="ce4" office:value-type="string" calcext:value-type="string">
            <text:p>Column (E)</text:p>
          </table:table-cell>
          <table:table-cell table:style-name="ce4" office:value-type="string" calcext:value-type="string">
            <text:p>Cumulative (E)</text:p>
          </table:table-cell>
          <table:table-cell table:style-name="ce4" office:value-type="string" calcext:value-type="string">
            <text:p>Column (F)</text:p>
          </table:table-cell>
          <table:table-cell table:style-name="ce8" office:value-type="string" calcext:value-type="string">
            <text:p>Cumulative (F)</text:p>
          </table:table-cell>
        </table:table-row>
        <table:table-row table:style-name="ro1">
          <table:table-cell table:style-name="ce2" office:value-type="string" calcext:value-type="string">
            <text:p>Access Evaluation</text:p>
          </table:table-cell>
          <table:table-cell table:style-name="Default"/>
          <table:table-cell table:style-name="ce5" table:formula="of:=1030.92896938324/1000" office:value-type="float" office:value="1.03092896938324" calcext:value-type="float">
            <text:p>1,03</text:p>
          </table:table-cell>
          <table:table-cell table:style-name="ce5"/>
          <table:table-cell table:style-name="ce5" table:formula="of:=1056.33413791657/1000" office:value-type="float" office:value="1.05633413791657" calcext:value-type="float">
            <text:p>1,06</text:p>
          </table:table-cell>
          <table:table-cell table:style-name="ce5"/>
          <table:table-cell table:style-name="ce5" table:formula="of:=2648.54049682617/1000" office:value-type="float" office:value="2.64854049682617" calcext:value-type="float">
            <text:p>2,65</text:p>
          </table:table-cell>
          <table:table-cell table:style-name="ce5"/>
          <table:table-cell table:style-name="ce5" table:formula="of:=2805.99701404572/1000" office:value-type="float" office:value="2.80599701404572" calcext:value-type="float">
            <text:p>2,81</text:p>
          </table:table-cell>
          <table:table-cell table:style-name="ce5"/>
          <table:table-cell table:style-name="ce5" table:formula="of:=4249.63629245758/1000" office:value-type="float" office:value="4.24963629245758" calcext:value-type="float">
            <text:p>4,25</text:p>
          </table:table-cell>
          <table:table-cell table:style-name="ce5"/>
          <table:table-cell table:style-name="ce5" table:formula="of:=4398.32234382629/1000" office:value-type="float" office:value="4.39832234382629" calcext:value-type="float">
            <text:p>4,40</text:p>
          </table:table-cell>
        </table:table-row>
        <table:table-row table:style-name="ro1">
          <table:table-cell table:style-name="ce2" office:value-type="string" calcext:value-type="string">
            <text:p>AGILE PDP Evalutation</text:p>
          </table:table-cell>
          <table:table-cell table:style-name="ce5" table:formula="of:=906.4231038/1000" office:value-type="float" office:value="0.9064231038" calcext:value-type="float">
            <text:p>0,91</text:p>
          </table:table-cell>
          <table:table-cell table:style-name="ce5"/>
          <table:table-cell table:style-name="ce5" table:formula="of:=901.906824112/1000" office:value-type="float" office:value="0.901906824112" calcext:value-type="float">
            <text:p>0,90</text:p>
          </table:table-cell>
          <table:table-cell table:style-name="ce5"/>
          <table:table-cell table:style-name="ce5" table:formula="of:=900.94679594/1000*2" office:value-type="float" office:value="1.80189359188" calcext:value-type="float">
            <text:p>1,80</text:p>
          </table:table-cell>
          <table:table-cell table:style-name="ce5"/>
          <table:table-cell table:style-name="ce5" table:formula="of:=905.704212189/1000*2" office:value-type="float" office:value="1.811408424378" calcext:value-type="float">
            <text:p>1,81</text:p>
          </table:table-cell>
          <table:table-cell table:style-name="ce5"/>
          <table:table-cell table:style-name="ce5" table:formula="of:=903.47284476/1000*3" office:value-type="float" office:value="2.71041853428" calcext:value-type="float">
            <text:p>2,71</text:p>
          </table:table-cell>
          <table:table-cell table:style-name="ce5"/>
          <table:table-cell table:style-name="ce6" table:formula="of:=909.063577652/1000*3" office:value-type="float" office:value="2.727190732956" calcext:value-type="float">
            <text:p>2,73</text:p>
          </table:table-cell>
          <table:table-cell table:style-name="Default"/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abelle2" table:style-name="ta1">
        <table:shapes>
          <draw:frame draw:z-index="0" draw:style-name="gr1" draw:text-style-name="P1" svg:width="282.17mm" svg:height="112.7mm" svg:x="0.01mm" svg:y="31.29mm">
            <loext:p/>
            <draw:object draw:notify-on-update-of-ranges="Tabelle2.B1:Tabelle2.G1 Tabelle2.A2:Tabelle2.A2 Tabelle2.B2:Tabelle2.G2 Tabelle2.A4:Tabelle2.A4 Tabelle2.B4:Tabelle2.G4 Tabelle2.A3:Tabelle2.A3 Tabelle2.B3:Tabelle2.G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99.05mm" svg:height="111.96mm" svg:x="285.59mm" svg:y="31.58mm">
            <loext:p/>
            <draw:object draw:notify-on-update-of-ranges="Tabelle2.N2:Tabelle2.N3 Tabelle2.O1:Tabelle2.O1 Tabelle2.O2:Tabelle2.O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4" table:number-columns-repeated="6" table:default-cell-style-name="Default"/>
        <table:table-column table:style-name="co11" table:default-cell-style-name="Default"/>
        <table:table-column table:style-name="co12" table:default-cell-style-name="ce7"/>
        <table:table-row table:style-name="ro1">
          <table:table-cell table:style-name="ce1"/>
          <table:table-cell table:style-name="ce4" office:value-type="string" calcext:value-type="string">
            <text:p>Database (A)</text:p>
          </table:table-cell>
          <table:table-cell table:style-name="ce4" office:value-type="string" calcext:value-type="string">
            <text:p>Database (B)</text:p>
          </table:table-cell>
          <table:table-cell table:style-name="ce4" office:value-type="string" calcext:value-type="string">
            <text:p>Wildcard (C)</text:p>
          </table:table-cell>
          <table:table-cell table:style-name="ce4" office:value-type="string" calcext:value-type="string">
            <text:p>Table (D)</text:p>
          </table:table-cell>
          <table:table-cell table:style-name="ce4" office:value-type="string" calcext:value-type="string">
            <text:p>Column (E)</text:p>
          </table:table-cell>
          <table:table-cell table:style-name="ce4" office:value-type="string" calcext:value-type="string">
            <text:p>Column (F)</text:p>
          </table:table-cell>
          <table:table-cell table:number-columns-repeated="6"/>
          <table:table-cell table:style-name="ce9"/>
          <table:table-cell table:style-name="ce8" office:value-type="string" calcext:value-type="string">
            <text:p>Execution time</text:p>
          </table:table-cell>
        </table:table-row>
        <table:table-row table:style-name="ro1">
          <table:table-cell table:style-name="ce2" office:value-type="string" calcext:value-type="string">
            <text:p>DPEP Access Evaluation</text:p>
          </table:table-cell>
          <table:table-cell table:style-name="ce5" table:formula="of:=1030.92896938324/1000-[.B4]" office:value-type="float" office:value="0.12450586558324" calcext:value-type="float">
            <text:p>0,12</text:p>
          </table:table-cell>
          <table:table-cell table:style-name="ce5" table:formula="of:=1056.33413791657/1000-[.C4]" office:value-type="float" office:value="0.15442731380457" calcext:value-type="float">
            <text:p>0,15</text:p>
          </table:table-cell>
          <table:table-cell table:style-name="ce5" table:formula="of:=2648.54049682617/1000-[.D4]" office:value-type="float" office:value="0.84664690494617" calcext:value-type="float">
            <text:p>0,85</text:p>
          </table:table-cell>
          <table:table-cell table:style-name="ce5" table:formula="of:=2805.99701404572/1000-[.E4]" office:value-type="float" office:value="0.99458858966772" calcext:value-type="float">
            <text:p>0,99</text:p>
          </table:table-cell>
          <table:table-cell table:style-name="ce5" table:formula="of:=4249.63629245758/1000-[.F4]" office:value-type="float" office:value="1.53921775817758" calcext:value-type="float">
            <text:p>1,54</text:p>
          </table:table-cell>
          <table:table-cell table:style-name="ce5" table:formula="of:=4398.32234382629/1000-[.G4]" office:value-type="float" office:value="1.67113161087029" calcext:value-type="float">
            <text:p>1,67</text:p>
          </table:table-cell>
          <table:table-cell table:number-columns-repeated="6"/>
          <table:table-cell table:style-name="ce10" office:value-type="string" calcext:value-type="string">
            <text:p>(1) agile-sdk (directly)</text:p>
          </table:table-cell>
          <table:table-cell table:style-name="ce6" office:value-type="float" office:value="344.693422317505" calcext:value-type="float">
            <text:p>344,69</text:p>
          </table:table-cell>
        </table:table-row>
        <table:table-row table:style-name="ro3">
          <table:table-cell table:style-name="ce2" office:value-type="string" calcext:value-type="string">
            <text:p>Database Connection </text:p>
            <text:p>Management</text:p>
          </table:table-cell>
          <table:table-cell table:style-name="ce5" table:formula="of:=543.514966965/1000" office:value-type="float" office:value="0.543514966965" calcext:value-type="float">
            <text:p>0,54</text:p>
          </table:table-cell>
          <table:table-cell table:style-name="ce5" table:formula="of:=543.038010597/1000" office:value-type="float" office:value="0.543038010597" calcext:value-type="float">
            <text:p>0,54</text:p>
          </table:table-cell>
          <table:table-cell table:style-name="ce5" table:formula="of:=572.313070297/1000" office:value-type="float" office:value="0.572313070297" calcext:value-type="float">
            <text:p>0,57</text:p>
          </table:table-cell>
          <table:table-cell table:style-name="ce5" table:formula="of:=542.86801815/1000" office:value-type="float" office:value="0.54286801815" calcext:value-type="float">
            <text:p>0,54</text:p>
          </table:table-cell>
          <table:table-cell table:style-name="ce5" table:formula="of:=565.621495247/1000" office:value-type="float" office:value="0.565621495247" calcext:value-type="float">
            <text:p>0,57</text:p>
          </table:table-cell>
          <table:table-cell table:style-name="ce5" table:formula="of:=566.094398499/1000" office:value-type="float" office:value="0.566094398499" calcext:value-type="float">
            <text:p>0,57</text:p>
          </table:table-cell>
          <table:table-cell table:number-columns-repeated="6"/>
          <table:table-cell table:style-name="ce10" office:value-type="string" calcext:value-type="string">
            <text:p>(2) agile-dpep (via agile-sdk-handler)</text:p>
          </table:table-cell>
          <table:table-cell table:style-name="ce5" office:value-type="float" office:value="437.867760658264" calcext:value-type="float">
            <text:p>437,87</text:p>
          </table:table-cell>
        </table:table-row>
        <table:table-row table:style-name="ro1">
          <table:table-cell table:style-name="ce19" office:value-type="string" calcext:value-type="string">
            <text:p>AGILE PDP Evaluation</text:p>
          </table:table-cell>
          <table:table-cell table:style-name="ce6" table:formula="of:=906.4231038/1000" office:value-type="float" office:value="0.9064231038" calcext:value-type="float">
            <text:p>0,91</text:p>
          </table:table-cell>
          <table:table-cell table:style-name="ce6" table:formula="of:=901.906824112/1000" office:value-type="float" office:value="0.901906824112" calcext:value-type="float">
            <text:p>0,90</text:p>
          </table:table-cell>
          <table:table-cell table:style-name="ce6" table:formula="of:=900.94679594/1000*2" office:value-type="float" office:value="1.80189359188" calcext:value-type="float">
            <text:p>1,80</text:p>
          </table:table-cell>
          <table:table-cell table:style-name="ce6" table:formula="of:=905.704212189/1000*2" office:value-type="float" office:value="1.811408424378" calcext:value-type="float">
            <text:p>1,81</text:p>
          </table:table-cell>
          <table:table-cell table:style-name="ce6" table:formula="of:=903.47284476/1000*3" office:value-type="float" office:value="2.71041853428" calcext:value-type="float">
            <text:p>2,71</text:p>
          </table:table-cell>
          <table:table-cell table:style-name="ce6" table:formula="of:=909.063577652/1000*3" office:value-type="float" office:value="2.727190732956" calcext:value-type="float">
            <text:p>2,73</text:p>
          </table:table-cell>
          <table:table-cell table:number-columns-repeated="8"/>
        </table:table-row>
        <table:table-row table:style-name="ro1" table:number-rows-repeated="104857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Tabelle1.B1:Tabelle1.L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0">00.00.0000</text:date>, <text:time style:data-style-name="N2" text:time-value="20:11:03.03935735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8:02:08.902785580</meta:creation-date>
    <dc:date>2017-12-30T15:23:54.507414337</dc:date>
    <meta:editing-duration>PT4H16M22S</meta:editing-duration>
    <meta:editing-cycles>11</meta:editing-cycles>
    <meta:generator>LibreOffice/5.4.3.2$Linux_X86_64 LibreOffice_project/40m0$Build-2</meta:generator>
    <meta:document-statistic meta:table-count="2" meta:cell-count="9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Arial" style:font-style-name="Standard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1c1c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24cm" svg:height="11.219cm" xlink:href=".." xlink:type="simple" chart:class="chart:bar" chart:style-name="ch1">
        <chart:title svg:x="4.737cm" svg:y="0.36cm" chart:style-name="ch2">
          <text:p>Database Access Evaluation - Runtime Measurement</text:p>
        </chart:title>
        <chart:legend chart:legend-position="bottom" svg:x="6.431cm" svg:y="10.223cm" style:legend-expansion="wide" chart:style-name="ch3"/>
        <chart:plot-area chart:style-name="ch4" table:cell-range-address="Tabelle1.B1:Tabelle1.L3 Tabelle1.A1:Tabelle1.A3 Tabelle1.A7:Tabelle1.A8" chart:data-source-has-labels="both" svg:x="1.415cm" svg:y="1.363cm" svg:width="18.405cm" svg:height="7.471cm">
          <chartooo:coordinate-region svg:x="3.941cm" svg:y="1.363cm" svg:width="15.547cm" svg:height="6.824cm"/>
          <chart:axis chart:dimension="x" chart:name="primary-x" chart:style-name="ch5" chartooo:axis-type="auto">
            <chartooo:date-scale/>
            <chart:title svg:x="0.451cm" svg:y="6.835cm" chart:style-name="ch6">
              <text:p>DPEP Evaluation Node</text:p>
            </chart:title>
            <chart:categories table:cell-range-address="Tabelle1.B1:Tabelle1.L1"/>
          </chart:axis>
          <chart:axis chart:dimension="y" chart:name="primary-y" chart:style-name="ch7">
            <chart:title svg:x="8.708cm" svg:y="9.058cm" chart:style-name="ch8">
              <text:p>Median Value in Seconds</text:p>
            </chart:title>
            <chart:grid chart:style-name="ch9" chart:class="major"/>
          </chart:axis>
          <chart:series chart:style-name="ch10" chart:values-cell-range-address="Tabelle1.B2:Tabelle1.L2" chart:label-cell-address="Tabelle1.A2:Tabelle1.A2" chart:class="chart:bar">
            <chart:data-point chart:repeated="11"/>
            <loext:propertry-mapping loext:property="FillColor" loext:cell-range-address="Tabelle1.A7:Tabelle1.A7"/>
          </chart:series>
          <chart:series chart:style-name="ch11" chart:values-cell-range-address="Tabelle1.B3:Tabelle1.L3" chart:label-cell-address="Tabelle1.A3:Tabelle1.A3" chart:class="chart:bar">
            <chart:data-point chart:repeated="11"/>
            <loext:propertry-mapping loext:property="FillColor" loext:cell-range-address="Tabelle1.A8:Tabelle1.A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base (A)</text:p>
                <draw:g>
                  <svg:desc>Tabelle1.B1:Tabelle1.L1</svg:desc>
                </draw:g>
              </table:table-cell>
              <table:table-cell office:value-type="string">
                <text:p>Cumulative (A)</text:p>
              </table:table-cell>
              <table:table-cell office:value-type="string">
                <text:p>Database (B)</text:p>
              </table:table-cell>
              <table:table-cell office:value-type="string">
                <text:p>Cumulative (B)</text:p>
              </table:table-cell>
              <table:table-cell office:value-type="string">
                <text:p>Wildcard (C)</text:p>
              </table:table-cell>
              <table:table-cell office:value-type="string">
                <text:p>Cumulative (C)</text:p>
              </table:table-cell>
              <table:table-cell office:value-type="string">
                <text:p>Table (D)</text:p>
              </table:table-cell>
              <table:table-cell office:value-type="string">
                <text:p>Cumulative (D)</text:p>
              </table:table-cell>
              <table:table-cell office:value-type="string">
                <text:p>Column (E)</text:p>
              </table:table-cell>
              <table:table-cell office:value-type="string">
                <text:p>Cumulative (E)</text:p>
              </table:table-cell>
              <table:table-cell office:value-type="string">
                <text:p>Column (F)</text:p>
              </table:table-cell>
            </table:table-row>
          </table:table-header-rows>
          <table:table-rows>
            <table:table-row>
              <table:table-cell office:value-type="string">
                <text:p>Access Evaluation</text:p>
                <draw:g>
                  <svg:desc>Tabelle1.A2:Tabelle1.A2</svg:desc>
                </draw:g>
              </table:table-cell>
              <table:table-cell office:value-type="float" office:value="1.03092896938324">
                <text:p>1.03092896938324</text:p>
                <draw:g>
                  <svg:desc>Tabelle1.B2:Tabelle1.L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.05633413791657">
                <text:p>1.05633413791657</text:p>
              </table:table-cell>
              <table:table-cell office:value-type="float" office:value="NaN">
                <text:p>NaN</text:p>
              </table:table-cell>
              <table:table-cell office:value-type="float" office:value="2.64854049682617">
                <text:p>2.64854049682617</text:p>
              </table:table-cell>
              <table:table-cell office:value-type="float" office:value="NaN">
                <text:p>NaN</text:p>
              </table:table-cell>
              <table:table-cell office:value-type="float" office:value="2.80599701404572">
                <text:p>2.80599701404572</text:p>
              </table:table-cell>
              <table:table-cell office:value-type="float" office:value="NaN">
                <text:p>NaN</text:p>
              </table:table-cell>
              <table:table-cell office:value-type="float" office:value="4.24963629245758">
                <text:p>4.24963629245758</text:p>
              </table:table-cell>
              <table:table-cell office:value-type="float" office:value="NaN">
                <text:p>NaN</text:p>
              </table:table-cell>
              <table:table-cell office:value-type="float" office:value="4.39832234382629">
                <text:p>4.39832234382629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elle1.A7:Tabelle1.A7</svg:desc>
                </draw:g>
              </table:table-cell>
            </table:table-row>
            <table:table-row>
              <table:table-cell office:value-type="string">
                <text:p>Database Connection 
Management</text:p>
                <draw:g>
                  <svg:desc>Tabelle1.A3:Tabelle1.A3</svg:desc>
                </draw:g>
              </table:table-cell>
              <table:table-cell office:value-type="float" office:value="0.543514966965">
                <text:p>0.543514966965</text:p>
                <draw:g>
                  <svg:desc>Tabelle1.B3:Tabelle1.L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543038010597">
                <text:p>0.543038010597</text:p>
              </table:table-cell>
              <table:table-cell office:value-type="float" office:value="NaN">
                <text:p>NaN</text:p>
              </table:table-cell>
              <table:table-cell office:value-type="float" office:value="0.572313070297">
                <text:p>0.572313070297</text:p>
              </table:table-cell>
              <table:table-cell office:value-type="float" office:value="NaN">
                <text:p>NaN</text:p>
              </table:table-cell>
              <table:table-cell office:value-type="float" office:value="0.54286801815">
                <text:p>0.54286801815</text:p>
              </table:table-cell>
              <table:table-cell office:value-type="float" office:value="NaN">
                <text:p>NaN</text:p>
              </table:table-cell>
              <table:table-cell office:value-type="float" office:value="0.565621495247">
                <text:p>0.565621495247</text:p>
              </table:table-cell>
              <table:table-cell office:value-type="float" office:value="NaN">
                <text:p>NaN</text:p>
              </table:table-cell>
              <table:table-cell office:value-type="float" office:value="0.566094398499">
                <text:p>0.566094398499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elle1.A8:Tabelle1.A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0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666666" dr3d:edge-rounding="5%"/>
      <style:text-properties fo:color="#ffffff" fo:font-size="8pt" fo:font-weight="bold" style:font-size-asian="10pt" style:font-size-complex="10pt"/>
    </style:style>
    <style:style style:name="ch13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b2b2b2" dr3d:edge-rounding="5%"/>
      <style:text-properties fo:font-size="8pt" fo:font-weight="bold" style:font-size-asian="10pt" style:font-size-complex="10pt"/>
    </style:style>
    <style:style style:name="ch14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0000" dr3d:edge-rounding="5%"/>
      <style:text-properties fo:color="#ffffff" fo:font-size="8pt" fo:font-weight="bold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218cm" svg:height="11.271cm" xlink:href=".." xlink:type="simple" chart:class="chart:bar" chart:style-name="ch1">
        <chart:title svg:x="8.734cm" svg:y="0.361cm" chart:style-name="ch2">
          <text:p>Database Access Evaluation - Runtime Measurement</text:p>
        </chart:title>
        <chart:subtitle svg:x="9.592cm" svg:y="1.33cm" chart:style-name="ch3">
          <text:p>(Access Evaluation &amp; Database Connection Management)</text:p>
        </chart:subtitle>
        <chart:legend chart:legend-position="end" svg:x="24.076cm" svg:y="4.639cm" style:legend-expansion="high" chart:style-name="ch4"/>
        <chart:plot-area chart:style-name="ch5" table:cell-range-address="Tabelle1.A1:Tabelle1.M4" chart:data-source-has-labels="both" svg:x="1.575cm" svg:y="2.2cm" svg:width="21.937cm" svg:height="7.865cm">
          <chartooo:coordinate-region svg:x="4.101cm" svg:y="2.2cm" svg:width="19.079cm" svg:height="7.218cm"/>
          <chart:axis chart:dimension="x" chart:name="primary-x" chart:style-name="ch6" chartooo:axis-type="auto">
            <chartooo:date-scale/>
            <chart:title svg:x="0.451cm" svg:y="7.869cm" chart:style-name="ch7">
              <text:p>DPEP Evaluation Node</text:p>
            </chart:title>
            <chart:categories table:cell-range-address="Tabelle1.B1:Tabelle1.M1"/>
          </chart:axis>
          <chart:axis chart:dimension="y" chart:name="primary-y" chart:style-name="ch8">
            <chart:title svg:x="10.634cm" svg:y="10.29cm" chart:style-name="ch9">
              <text:p>Median Value in Second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Tabelle1.B2:Tabelle1.M2" chart:label-cell-address="Tabelle1.A2:Tabelle1.A2" chart:class="chart:bar">
            <chart:data-point chart:repeated="12"/>
          </chart:series>
          <chart:series chart:style-name="ch13" chart:values-cell-range-address="Tabelle1.B3:Tabelle1.M3" chart:label-cell-address="Tabelle1.A3:Tabelle1.A3" chart:class="chart:bar">
            <chart:data-point chart:repeated="12"/>
          </chart:series>
          <chart:series chart:style-name="ch14" chart:values-cell-range-address="Tabelle1.B4:Tabelle1.M4" chart:label-cell-address="Tabelle1.A4:Tabelle1.A4" chart:class="chart:ba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base (A)</text:p>
                <draw:g>
                  <svg:desc>Tabelle1.B1:Tabelle1.M1</svg:desc>
                </draw:g>
              </table:table-cell>
              <table:table-cell office:value-type="string">
                <text:p>Cumulative (A)</text:p>
              </table:table-cell>
              <table:table-cell office:value-type="string">
                <text:p>Database (B)</text:p>
              </table:table-cell>
              <table:table-cell office:value-type="string">
                <text:p>Cumulative (B)</text:p>
              </table:table-cell>
              <table:table-cell office:value-type="string">
                <text:p>Wildcard (C)</text:p>
              </table:table-cell>
              <table:table-cell office:value-type="string">
                <text:p>Cumulative (C)</text:p>
              </table:table-cell>
              <table:table-cell office:value-type="string">
                <text:p>Table (D)</text:p>
              </table:table-cell>
              <table:table-cell office:value-type="string">
                <text:p>Cumulative (D)</text:p>
              </table:table-cell>
              <table:table-cell office:value-type="string">
                <text:p>Column (E)</text:p>
              </table:table-cell>
              <table:table-cell office:value-type="string">
                <text:p>Cumulative (E)</text:p>
              </table:table-cell>
              <table:table-cell office:value-type="string">
                <text:p>Column (F)</text:p>
              </table:table-cell>
              <table:table-cell office:value-type="string">
                <text:p>Cumulative (F)</text:p>
              </table:table-cell>
            </table:table-row>
          </table:table-header-rows>
          <table:table-rows>
            <table:table-row>
              <table:table-cell office:value-type="string">
                <text:p>Access Evaluation</text:p>
                <draw:g>
                  <svg:desc>Tabelle1.A2:Tabelle1.A2</svg:desc>
                </draw:g>
              </table:table-cell>
              <table:table-cell office:value-type="float" office:value="1.03092896938324">
                <text:p>1.03092896938324</text:p>
                <draw:g>
                  <svg:desc>Tabelle1.B2:Tabelle1.M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.05633413791657">
                <text:p>1.05633413791657</text:p>
              </table:table-cell>
              <table:table-cell office:value-type="float" office:value="NaN">
                <text:p>NaN</text:p>
              </table:table-cell>
              <table:table-cell office:value-type="float" office:value="2.64854049682617">
                <text:p>2.64854049682617</text:p>
              </table:table-cell>
              <table:table-cell office:value-type="float" office:value="NaN">
                <text:p>NaN</text:p>
              </table:table-cell>
              <table:table-cell office:value-type="float" office:value="2.80599701404572">
                <text:p>2.80599701404572</text:p>
              </table:table-cell>
              <table:table-cell office:value-type="float" office:value="NaN">
                <text:p>NaN</text:p>
              </table:table-cell>
              <table:table-cell office:value-type="float" office:value="4.24963629245758">
                <text:p>4.24963629245758</text:p>
              </table:table-cell>
              <table:table-cell office:value-type="float" office:value="NaN">
                <text:p>NaN</text:p>
              </table:table-cell>
              <table:table-cell office:value-type="float" office:value="4.39832234382629">
                <text:p>4.39832234382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tabase Connection 
Management</text:p>
                <draw:g>
                  <svg:desc>Tabelle1.A3:Tabelle1.A3</svg:desc>
                </draw:g>
              </table:table-cell>
              <table:table-cell office:value-type="float" office:value="0.543514966965">
                <text:p>0.543514966965</text:p>
                <draw:g>
                  <svg:desc>Tabelle1.B3:Tabelle1.M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543038010597">
                <text:p>0.543038010597</text:p>
              </table:table-cell>
              <table:table-cell office:value-type="float" office:value="NaN">
                <text:p>NaN</text:p>
              </table:table-cell>
              <table:table-cell office:value-type="float" office:value="0.572313070297">
                <text:p>0.572313070297</text:p>
              </table:table-cell>
              <table:table-cell office:value-type="float" office:value="NaN">
                <text:p>NaN</text:p>
              </table:table-cell>
              <table:table-cell office:value-type="float" office:value="0.54286801815">
                <text:p>0.54286801815</text:p>
              </table:table-cell>
              <table:table-cell office:value-type="float" office:value="NaN">
                <text:p>NaN</text:p>
              </table:table-cell>
              <table:table-cell office:value-type="float" office:value="0.565621495247">
                <text:p>0.565621495247</text:p>
              </table:table-cell>
              <table:table-cell office:value-type="float" office:value="NaN">
                <text:p>NaN</text:p>
              </table:table-cell>
              <table:table-cell office:value-type="float" office:value="0.566094398499">
                <text:p>0.566094398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mulative Value</text:p>
                <draw:g>
                  <svg:desc>Tabelle1.A4:Tabelle1.A4</svg:desc>
                </draw:g>
              </table:table-cell>
              <table:table-cell office:value-type="float" office:value="NaN">
                <text:p>NaN</text:p>
                <draw:g>
                  <svg:desc>Tabelle1.B4:Tabelle1.M4</svg:desc>
                </draw:g>
              </table:table-cell>
              <table:table-cell office:value-type="float" office:value="1.57444393634796">
                <text:p>1.57444393634796</text:p>
              </table:table-cell>
              <table:table-cell office:value-type="float" office:value="NaN">
                <text:p>NaN</text:p>
              </table:table-cell>
              <table:table-cell office:value-type="float" office:value="1.59937214851379">
                <text:p>1.59937214851379</text:p>
              </table:table-cell>
              <table:table-cell office:value-type="float" office:value="NaN">
                <text:p>NaN</text:p>
              </table:table-cell>
              <table:table-cell office:value-type="float" office:value="3.22085356712341">
                <text:p>3.22085356712341</text:p>
              </table:table-cell>
              <table:table-cell office:value-type="float" office:value="NaN">
                <text:p>NaN</text:p>
              </table:table-cell>
              <table:table-cell office:value-type="float" office:value="3.34886503219604">
                <text:p>3.34886503219604</text:p>
              </table:table-cell>
              <table:table-cell office:value-type="float" office:value="NaN">
                <text:p>NaN</text:p>
              </table:table-cell>
              <table:table-cell office:value-type="float" office:value="4.81525778770447">
                <text:p>4.81525778770447</text:p>
              </table:table-cell>
              <table:table-cell office:value-type="float" office:value="NaN">
                <text:p>NaN</text:p>
              </table:table-cell>
              <table:table-cell office:value-type="float" office:value="4.96441674232483">
                <text:p>4.964416742324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0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1c1c1c" dr3d:edge-rounding="5%"/>
      <style:text-properties fo:color="#ffffff" fo:font-size="8pt" fo:font-weight="bold" style:font-size-asian="10pt" style:font-size-complex="10pt"/>
    </style:style>
    <style:style style:name="ch12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808080" dr3d:edge-rounding="5%"/>
      <style:text-properties fo:color="#ffffff" fo:font-size="8pt" fo:font-weight="bold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76cm" svg:height="11.412cm" xlink:href=".." xlink:type="simple" chart:class="chart:bar" chart:style-name="ch1">
        <chart:title svg:x="7.263cm" svg:y="0.364cm" chart:style-name="ch2">
          <text:p>Database Access Evaluation - Runtime Measurement</text:p>
        </chart:title>
        <chart:subtitle svg:x="9.018cm" svg:y="1.351cm" chart:style-name="ch3">
          <text:p>(Access Evaluation &amp; AGILE PDP Evaluation)</text:p>
        </chart:subtitle>
        <chart:legend chart:legend-position="end" svg:x="20.843cm" svg:y="5.158cm" style:legend-expansion="high" chart:style-name="ch4"/>
        <chart:plot-area chart:style-name="ch5" table:cell-range-address="Tabelle1.A7:Tabelle1.M9" chart:data-source-has-labels="both" svg:x="1.516cm" svg:y="2.209cm" svg:width="18.822cm" svg:height="7.994cm">
          <chartooo:coordinate-region svg:x="4.042cm" svg:y="2.209cm" svg:width="15.964cm" svg:height="7.347cm"/>
          <chart:axis chart:dimension="x" chart:name="primary-x" chart:style-name="ch6" chartooo:axis-type="auto">
            <chartooo:date-scale/>
            <chart:title svg:x="0.451cm" svg:y="7.943cm" chart:style-name="ch7">
              <text:p>DPEP Evaluation Node</text:p>
            </chart:title>
            <chart:categories table:cell-range-address="Tabelle1.B7:Tabelle1.M7"/>
          </chart:axis>
          <chart:axis chart:dimension="y" chart:name="primary-y" chart:style-name="ch8">
            <chart:title svg:x="9.018cm" svg:y="10.431cm" chart:style-name="ch9">
              <text:p>Median Value in Seconds</text:p>
            </chart:title>
            <chart:grid chart:style-name="ch10" chart:class="major"/>
          </chart:axis>
          <chart:series chart:style-name="ch11" chart:values-cell-range-address="Tabelle1.B8:Tabelle1.M8" chart:label-cell-address="Tabelle1.A8:Tabelle1.A8" chart:class="chart:bar">
            <chart:data-point chart:repeated="12"/>
          </chart:series>
          <chart:series chart:style-name="ch12" chart:values-cell-range-address="Tabelle1.B9:Tabelle1.M9" chart:label-cell-address="Tabelle1.A9:Tabelle1.A9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base (A)</text:p>
                <draw:g>
                  <svg:desc>Tabelle1.B7:Tabelle1.M7</svg:desc>
                </draw:g>
              </table:table-cell>
              <table:table-cell office:value-type="string">
                <text:p>Cumulative (A)</text:p>
              </table:table-cell>
              <table:table-cell office:value-type="string">
                <text:p>Database (B)</text:p>
              </table:table-cell>
              <table:table-cell office:value-type="string">
                <text:p>Cumulative (B)</text:p>
              </table:table-cell>
              <table:table-cell office:value-type="string">
                <text:p>Wildcard (C)</text:p>
              </table:table-cell>
              <table:table-cell office:value-type="string">
                <text:p>Cumulative (C)</text:p>
              </table:table-cell>
              <table:table-cell office:value-type="string">
                <text:p>Table (D)</text:p>
              </table:table-cell>
              <table:table-cell office:value-type="string">
                <text:p>Cumulative (D)</text:p>
              </table:table-cell>
              <table:table-cell office:value-type="string">
                <text:p>Column (E)</text:p>
              </table:table-cell>
              <table:table-cell office:value-type="string">
                <text:p>Cumulative (E)</text:p>
              </table:table-cell>
              <table:table-cell office:value-type="string">
                <text:p>Column (F)</text:p>
              </table:table-cell>
              <table:table-cell office:value-type="string">
                <text:p>Cumulative (F)</text:p>
              </table:table-cell>
            </table:table-row>
          </table:table-header-rows>
          <table:table-rows>
            <table:table-row>
              <table:table-cell office:value-type="string">
                <text:p>Access Evaluation</text:p>
                <draw:g>
                  <svg:desc>Tabelle1.A8:Tabelle1.A8</svg:desc>
                </draw:g>
              </table:table-cell>
              <table:table-cell office:value-type="float" office:value="NaN">
                <text:p>NaN</text:p>
                <draw:g>
                  <svg:desc>Tabelle1.B8:Tabelle1.M8</svg:desc>
                </draw:g>
              </table:table-cell>
              <table:table-cell office:value-type="float" office:value="1.03092896938324">
                <text:p>1.03092896938324</text:p>
              </table:table-cell>
              <table:table-cell office:value-type="float" office:value="NaN">
                <text:p>NaN</text:p>
              </table:table-cell>
              <table:table-cell office:value-type="float" office:value="1.05633413791657">
                <text:p>1.05633413791657</text:p>
              </table:table-cell>
              <table:table-cell office:value-type="float" office:value="NaN">
                <text:p>NaN</text:p>
              </table:table-cell>
              <table:table-cell office:value-type="float" office:value="2.64854049682617">
                <text:p>2.64854049682617</text:p>
              </table:table-cell>
              <table:table-cell office:value-type="float" office:value="NaN">
                <text:p>NaN</text:p>
              </table:table-cell>
              <table:table-cell office:value-type="float" office:value="2.80599701404572">
                <text:p>2.80599701404572</text:p>
              </table:table-cell>
              <table:table-cell office:value-type="float" office:value="NaN">
                <text:p>NaN</text:p>
              </table:table-cell>
              <table:table-cell office:value-type="float" office:value="4.24963629245758">
                <text:p>4.24963629245758</text:p>
              </table:table-cell>
              <table:table-cell office:value-type="float" office:value="NaN">
                <text:p>NaN</text:p>
              </table:table-cell>
              <table:table-cell office:value-type="float" office:value="4.39832234382629">
                <text:p>4.39832234382629</text:p>
              </table:table-cell>
            </table:table-row>
            <table:table-row>
              <table:table-cell office:value-type="string">
                <text:p>AGILE PDP Evalutation</text:p>
                <draw:g>
                  <svg:desc>Tabelle1.A9:Tabelle1.A9</svg:desc>
                </draw:g>
              </table:table-cell>
              <table:table-cell office:value-type="float" office:value="0.9064231038">
                <text:p>0.9064231038</text:p>
                <draw:g>
                  <svg:desc>Tabelle1.B9:Tabelle1.M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01906824112">
                <text:p>0.901906824112</text:p>
              </table:table-cell>
              <table:table-cell office:value-type="float" office:value="NaN">
                <text:p>NaN</text:p>
              </table:table-cell>
              <table:table-cell office:value-type="float" office:value="1.80189359188">
                <text:p>1.80189359188</text:p>
              </table:table-cell>
              <table:table-cell office:value-type="float" office:value="NaN">
                <text:p>NaN</text:p>
              </table:table-cell>
              <table:table-cell office:value-type="float" office:value="1.811408424378">
                <text:p>1.811408424378</text:p>
              </table:table-cell>
              <table:table-cell office:value-type="float" office:value="NaN">
                <text:p>NaN</text:p>
              </table:table-cell>
              <table:table-cell office:value-type="float" office:value="2.71041853428">
                <text:p>2.71041853428</text:p>
              </table:table-cell>
              <table:table-cell office:value-type="float" office:value="NaN">
                <text:p>NaN</text:p>
              </table:table-cell>
              <table:table-cell office:value-type="float" office:value="2.727190732956">
                <text:p>2.7271907329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0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1c1c1c" dr3d:edge-rounding="5%"/>
      <style:text-properties fo:color="#ffffff" fo:font-size="8pt" fo:font-weight="bold" style:font-size-asian="10pt" style:font-size-complex="10pt"/>
    </style:style>
    <style:style style:name="ch13" style:family="chart" style:data-style-name="N2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666666" dr3d:edge-rounding="5%"/>
      <style:text-properties fo:color="#ffffff" fo:font-size="8pt" fo:font-weight="bold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b2b2b2" dr3d:edge-rounding="5%"/>
      <style:text-properties fo:font-size="8pt" fo:font-weight="bold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218cm" svg:height="11.271cm" xlink:href=".." xlink:type="simple" chart:class="chart:bar" chart:row-mapping="0 2 1" chart:style-name="ch1">
        <chart:title svg:x="8.734cm" svg:y="0.361cm" chart:style-name="ch2">
          <text:p>Database Access Evaluation - Runtime Measurement</text:p>
        </chart:title>
        <chart:subtitle svg:x="9.594cm" svg:y="1.332cm" chart:style-name="ch3">
          <text:p>(Access Evaluation &amp; Database Connection Management)</text:p>
        </chart:subtitle>
        <chart:legend chart:legend-position="end" svg:x="23.521cm" svg:y="4.639cm" style:legend-expansion="high" chart:style-name="ch4"/>
        <chart:plot-area chart:style-name="ch5" table:cell-range-address="Tabelle2.B1:Tabelle2.G3 Tabelle2.A1:Tabelle2.A3 Tabelle2.A4:Tabelle2.G4" chart:data-source-has-labels="both" svg:x="1.575cm" svg:y="2.2cm" svg:width="21.382cm" svg:height="7.865cm">
          <chartooo:coordinate-region svg:x="3.837cm" svg:y="2.2cm" svg:width="18.788cm" svg:height="7.218cm"/>
          <chart:axis chart:dimension="x" chart:name="primary-x" chart:style-name="ch6" chartooo:axis-type="auto">
            <chartooo:date-scale/>
            <chart:title svg:x="0.451cm" svg:y="7.869cm" chart:style-name="ch7">
              <text:p>DPEP Evaluation Node</text:p>
            </chart:title>
            <chart:categories table:cell-range-address="Tabelle2.B1:Tabelle2.G1"/>
          </chart:axis>
          <chart:axis chart:dimension="y" chart:name="primary-y" chart:style-name="ch8">
            <chart:title svg:x="10.357cm" svg:y="10.29cm" chart:style-name="ch9">
              <text:p>Median Value in Second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Tabelle2.B2:Tabelle2.G2" chart:label-cell-address="Tabelle2.A2:Tabelle2.A2" chart:class="chart:bar">
            <chart:data-point chart:repeated="6"/>
          </chart:series>
          <chart:series chart:style-name="ch13" chart:values-cell-range-address="Tabelle2.B4:Tabelle2.G4" chart:label-cell-address="Tabelle2.A4:Tabelle2.A4" chart:class="chart:bar">
            <chart:data-point chart:repeated="4"/>
            <chart:data-point chart:style-name="ch14" chart:repeated="2"/>
          </chart:series>
          <chart:series chart:style-name="ch15" chart:values-cell-range-address="Tabelle2.B3:Tabelle2.G3" chart:label-cell-address="Tabelle2.A3:Tabelle2.A3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base (A)</text:p>
                <draw:g>
                  <svg:desc>Tabelle2.B1:Tabelle2.G1</svg:desc>
                </draw:g>
              </table:table-cell>
              <table:table-cell office:value-type="string">
                <text:p>Database (B)</text:p>
              </table:table-cell>
              <table:table-cell office:value-type="string">
                <text:p>Wildcard (C)</text:p>
              </table:table-cell>
              <table:table-cell office:value-type="string">
                <text:p>Table (D)</text:p>
              </table:table-cell>
              <table:table-cell office:value-type="string">
                <text:p>Column (E)</text:p>
              </table:table-cell>
              <table:table-cell office:value-type="string">
                <text:p>Column (F)</text:p>
              </table:table-cell>
            </table:table-row>
          </table:table-header-rows>
          <table:table-rows>
            <table:table-row>
              <table:table-cell office:value-type="string">
                <text:p>DPEP Access Evaluation</text:p>
                <draw:g>
                  <svg:desc>Tabelle2.A2:Tabelle2.A2</svg:desc>
                </draw:g>
              </table:table-cell>
              <table:table-cell office:value-type="float" office:value="0.12450586558324">
                <text:p>0.12450586558324</text:p>
                <draw:g>
                  <svg:desc>Tabelle2.B2:Tabelle2.G2</svg:desc>
                </draw:g>
              </table:table-cell>
              <table:table-cell office:value-type="float" office:value="0.15442731380457">
                <text:p>0.15442731380457</text:p>
              </table:table-cell>
              <table:table-cell office:value-type="float" office:value="0.84664690494617">
                <text:p>0.84664690494617</text:p>
              </table:table-cell>
              <table:table-cell office:value-type="float" office:value="0.99458858966772">
                <text:p>0.99458858966772</text:p>
              </table:table-cell>
              <table:table-cell office:value-type="float" office:value="1.53921775817758">
                <text:p>1.53921775817758</text:p>
              </table:table-cell>
              <table:table-cell office:value-type="float" office:value="1.67113161087029">
                <text:p>1.67113161087029</text:p>
              </table:table-cell>
            </table:table-row>
            <table:table-row>
              <table:table-cell office:value-type="string">
                <text:p>AGILE PDP Evaluation</text:p>
                <draw:g>
                  <svg:desc>Tabelle2.A4:Tabelle2.A4</svg:desc>
                </draw:g>
              </table:table-cell>
              <table:table-cell office:value-type="float" office:value="0.9064231038">
                <text:p>0.9064231038</text:p>
                <draw:g>
                  <svg:desc>Tabelle2.B4:Tabelle2.G4</svg:desc>
                </draw:g>
              </table:table-cell>
              <table:table-cell office:value-type="float" office:value="0.901906824112">
                <text:p>0.901906824112</text:p>
              </table:table-cell>
              <table:table-cell office:value-type="float" office:value="1.80189359188">
                <text:p>1.80189359188</text:p>
              </table:table-cell>
              <table:table-cell office:value-type="float" office:value="1.811408424378">
                <text:p>1.811408424378</text:p>
              </table:table-cell>
              <table:table-cell office:value-type="float" office:value="2.71041853428">
                <text:p>2.71041853428</text:p>
              </table:table-cell>
              <table:table-cell office:value-type="float" office:value="2.727190732956">
                <text:p>2.727190732956</text:p>
              </table:table-cell>
            </table:table-row>
            <table:table-row>
              <table:table-cell office:value-type="string">
                <text:p>Database Connection 
Management</text:p>
                <draw:g>
                  <svg:desc>Tabelle2.A3:Tabelle2.A3</svg:desc>
                </draw:g>
              </table:table-cell>
              <table:table-cell office:value-type="float" office:value="0.543514966965">
                <text:p>0.543514966965</text:p>
                <draw:g>
                  <svg:desc>Tabelle2.B3:Tabelle2.G3</svg:desc>
                </draw:g>
              </table:table-cell>
              <table:table-cell office:value-type="float" office:value="0.543038010597">
                <text:p>0.543038010597</text:p>
              </table:table-cell>
              <table:table-cell office:value-type="float" office:value="0.572313070297">
                <text:p>0.572313070297</text:p>
              </table:table-cell>
              <table:table-cell office:value-type="float" office:value="0.54286801815">
                <text:p>0.54286801815</text:p>
              </table:table-cell>
              <table:table-cell office:value-type="float" office:value="0.565621495247">
                <text:p>0.565621495247</text:p>
              </table:table-cell>
              <table:table-cell office:value-type="float" office:value="0.566094398499">
                <text:p>0.5660943984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0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1c1c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06cm" svg:height="11.197cm" xlink:href=".." xlink:type="simple" chart:class="chart:bar" chart:style-name="ch1">
        <chart:title svg:x="5.107cm" svg:y="0.359cm" chart:style-name="ch2">
          <text:p>AGILE SDK Operations - Runtime Measurement</text:p>
        </chart:title>
        <chart:subtitle svg:x="7.22cm" svg:y="1cm" chart:style-name="ch3">
          <text:p>(SDK function: getCurrentUserInfo)</text:p>
        </chart:subtitle>
        <chart:plot-area chart:style-name="ch4" table:cell-range-address="Tabelle2.N1:Tabelle2.O3" chart:data-source-has-labels="both" svg:x="1.409cm" svg:y="2.194cm" svg:width="18.099cm" svg:height="7.799cm">
          <chartooo:coordinate-region svg:x="2.692cm" svg:y="2.393cm" svg:width="16.816cm" svg:height="6.953cm"/>
          <chart:axis chart:dimension="x" chart:name="primary-x" chart:style-name="ch5" chartooo:axis-type="auto">
            <chartooo:date-scale/>
            <chart:title svg:x="8.813cm" svg:y="10.216cm" chart:style-name="ch6">
              <text:p>AGILE SDK Utilisation</text:p>
            </chart:title>
            <chart:categories table:cell-range-address="Tabelle2.N2:Tabelle2.N3"/>
          </chart:axis>
          <chart:axis chart:dimension="y" chart:name="primary-y" chart:style-name="ch7">
            <chart:title svg:x="0.451cm" svg:y="8.267cm" chart:style-name="ch8">
              <text:p>Median Value in Milliseconds</text:p>
            </chart:title>
            <chart:grid chart:style-name="ch9" chart:class="major"/>
          </chart:axis>
          <chart:series chart:style-name="ch10" chart:values-cell-range-address="Tabelle2.O2:Tabelle2.O3" chart:label-cell-address="Tabelle2.O1:Tabelle2.O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</text:p>
                <draw:g>
                  <svg:desc>Tabelle2.O1:Tabelle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1) agile-sdk (directly)</text:p>
                <draw:g>
                  <svg:desc>Tabelle2.N2:Tabelle2.N3</svg:desc>
                </draw:g>
              </table:table-cell>
              <table:table-cell office:value-type="float" office:value="344.693422317505">
                <text:p>344.693422317505</text:p>
                <draw:g>
                  <svg:desc>Tabelle2.O2:Tabelle2.O3</svg:desc>
                </draw:g>
              </table:table-cell>
            </table:table-row>
            <table:table-row>
              <table:table-cell office:value-type="string">
                <text:p>(2) agile-dpep (via agile-sdk-handler)</text:p>
              </table:table-cell>
              <table:table-cell office:value-type="float" office:value="437.867760658264">
                <text:p>437.8677606582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